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graphic-properties style:protect="size"/>
    </style:style>
    <style:style style:name="gr3" style:family="graphic" style:parent-style-name="standard">
      <style:graphic-properties draw:opacity="20%" draw:textarea-horizontal-align="justify" draw:textarea-vertical-align="middle" draw:auto-grow-height="false" fo:min-height="1.938cm" fo:min-width="0cm" draw:shadow-opacity="20%"/>
    </style:style>
    <style:style style:name="gr4"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64cm" fo:padding-top="0.125cm" fo:padding-bottom="0.125cm" fo:padding-left="0.25cm" fo:padding-right="0.25cm" fo:wrap-option="no-wrap" draw:shadow-color="#808080" style:writing-mode="lr-tb"/>
      <style:paragraph-properties style:writing-mode="lr-tb"/>
    </style:style>
    <style:style style:name="gr5"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writing-mode="lr-tb"/>
    </style:style>
    <style:style style:name="gr6"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writing-mode="lr-tb"/>
      <style:paragraph-properties style:writing-mode="lr-tb"/>
    </style:style>
    <style:style style:name="gr7"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style:paragraph-properties style:writing-mode="lr-tb"/>
    </style:style>
    <style:style style:name="gr8"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writing-mode="lr-tb"/>
      <style:paragraph-properties style:writing-mode="lr-tb"/>
    </style:style>
    <style:style style:name="gr9"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style:paragraph-properties style:writing-mode="lr-tb"/>
    </style:style>
    <style:style style:name="gr10" style:family="graphic" style:parent-style-name="Default_20_Drawing_20_Style_5f_1" style:list-style-name="L4">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writing-mode="lr-tb"/>
      <style:paragraph-properties style:writing-mode="lr-tb"/>
    </style:style>
    <style:style style:name="gr11"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writing-mode="lr-tb"/>
      <style:paragraph-properties style:writing-mode="lr-tb"/>
    </style:style>
    <style:style style:name="gr12"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3.495cm" fo:min-width="4.366cm" fo:padding-top="0.13cm" fo:padding-bottom="0.13cm" fo:padding-left="0.25cm" fo:padding-right="0.25cm" fo:wrap-option="no-wrap" draw:shadow-color="#808080" style:writing-mode="lr-tb"/>
    </style:style>
    <style:style style:name="gr13"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4.012cm" fo:padding-top="0.125cm" fo:padding-bottom="0.125cm" fo:padding-left="0.25cm" fo:padding-right="0.25cm" fo:wrap-option="no-wrap" draw:shadow-color="#808080" style:writing-mode="lr-tb"/>
      <style:paragraph-properties style:writing-mode="lr-tb"/>
    </style:style>
    <style:style style:name="gr14"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641cm" fo:min-width="4.736cm" fo:padding-top="0.13cm" fo:padding-bottom="0.13cm" fo:padding-left="0.25cm" fo:padding-right="0.25cm" fo:wrap-option="no-wrap" draw:shadow-color="#808080" style:writing-mode="lr-tb"/>
    </style:style>
    <style:style style:name="gr15"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writing-mode="lr-tb"/>
    </style:style>
    <style:style style:name="gr16"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writing-mode="lr-tb"/>
      <style:paragraph-properties style:writing-mode="lr-tb"/>
    </style:style>
    <style:style style:name="gr17"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writing-mode="lr-tb"/>
      <style:paragraph-properties style:writing-mode="lr-tb"/>
    </style:style>
    <style:style style:name="gr18" style:family="graphic" style:parent-style-name="Default_20_Drawing_20_Style_5f_1" style:list-style-name="L1">
      <style:graphic-properties draw:stroke="solid" svg:stroke-width="0.026cm" svg:stroke-color="#3465a4" svg:stroke-opacity="100%" draw:stroke-linejoin="round" draw:fill="solid" draw:fill-color="#729fcf" draw:opacity="20%" draw:textarea-horizontal-align="justify" draw:textarea-vertical-align="middle" draw:auto-grow-height="false" fo:min-height="2.724cm" fo:min-width="3.91cm" fo:padding-top="0.125cm" fo:padding-bottom="0.125cm" fo:padding-left="0.25cm" fo:padding-right="0.25cm" fo:wrap-option="no-wrap" draw:shadow-color="#808080" draw:shadow-opacity="20%" style:writing-mode="lr-tb"/>
      <style:paragraph-properties style:writing-mode="lr-tb"/>
    </style:style>
    <style:style style:name="gr19" style:family="graphic" style:parent-style-name="Default_20_Drawing_20_Style_5f_1">
      <style:graphic-properties draw:stroke="solid" svg:stroke-width="0.026cm" svg:stroke-color="#3465a4" svg:stroke-opacity="100%" draw:stroke-linejoin="round" draw:fill="solid" draw:fill-color="#729fcf" draw:opacity="20%" draw:textarea-horizontal-align="left" draw:textarea-vertical-align="middle" draw:auto-grow-height="false" fo:min-height="2.387cm" fo:min-width="3.466cm" fo:padding-top="0.13cm" fo:padding-bottom="0.13cm" fo:padding-left="0.25cm" fo:padding-right="0.25cm" fo:wrap-option="no-wrap" draw:shadow-color="#808080" draw:shadow-opacity="20%"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1" style:family="paragraph">
      <style:paragraph-properties fo:margin-left="0cm" fo:margin-right="0cm" fo:text-align="center" fo:text-indent="0cm"/>
    </style:style>
    <style:style style:name="P2" style:family="paragraph">
      <style:paragraph-properties fo:text-align="start"/>
    </style:style>
    <style:style style:name="P3" style:family="paragraph">
      <loext:graphic-properties draw:fill-color="#ffffff"/>
    </style:style>
    <style:style style:name="P4" style:family="paragraph">
      <style:paragraph-properties fo:text-align="end"/>
    </style:style>
    <style:style style:name="P5" style:family="paragraph">
      <loext:graphic-properties draw:fill="none" draw:fill-color="#ffffff"/>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loext:graphic-properties draw:fill-color="#ffffff"/>
      <style:text-properties fo:font-size="20pt"/>
    </style:style>
    <style:style style:name="P9" style:family="paragraph">
      <loext:graphic-properties draw:opacity="20%"/>
      <style:paragraph-properties fo:text-align="center"/>
    </style:style>
    <style:style style:name="P10" style:family="paragraph">
      <style:paragraph-properties fo:margin-left="0cm" fo:margin-right="0cm" fo:text-align="center" fo:text-indent="0cm" style:writing-mode="lr-tb"/>
      <style:text-properties fo:font-size="14.8999996185303pt"/>
    </style:style>
    <style:style style:name="P11"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2" style:family="paragraph">
      <loext:graphic-properties draw:fill="solid" draw:fill-color="#729fcf"/>
      <style:paragraph-properties style:writing-mode="lr-tb" style:font-independent-line-spacing="true"/>
    </style:style>
    <style:style style:name="P13" style:family="paragraph">
      <style:paragraph-properties fo:margin-left="0cm" fo:margin-right="0cm" fo:text-indent="0cm" style:writing-mode="lr-tb"/>
      <style:text-properties fo:font-size="14.8999996185303pt"/>
    </style:style>
    <style:style style:name="P14"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5" style:family="paragraph">
      <style:paragraph-properties fo:margin-left="0.599cm" fo:margin-right="0cm" fo:text-indent="-0.591cm" style:writing-mode="lr-tb"/>
      <style:text-properties fo:font-size="14.8999996185303pt"/>
    </style:style>
    <style:style style:name="P16"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17" style:family="paragraph">
      <style:paragraph-properties fo:margin-left="0cm" fo:margin-right="0cm" fo:text-align="start" fo:text-indent="0cm" style:writing-mode="lr-tb"/>
      <style:text-properties fo:font-size="14.8999996185303pt"/>
    </style:style>
    <style:style style:name="P18" style:family="paragraph">
      <loext:graphic-properties draw:fill="solid" draw:fill-color="#729fcf"/>
      <style:paragraph-properties fo:margin-left="0cm" fo:margin-right="0cm" fo:text-align="start" fo:text-indent="0cm" style:writing-mode="lr-tb" style:font-independent-line-spacing="true"/>
      <style:text-properties fo:font-size="14.8999996185303pt"/>
    </style:style>
    <style:style style:name="P19" style:family="paragraph">
      <loext:graphic-properties draw:fill="solid" draw:fill-color="#729fcf" draw:opacity="20%"/>
      <style:paragraph-properties fo:margin-left="0cm" fo:margin-right="0cm" fo:text-align="center" fo:text-indent="0cm" style:writing-mode="lr-tb" style:font-independent-line-spacing="true"/>
      <style:text-properties fo:font-size="14.8999996185303pt"/>
    </style:style>
    <style:style style:name="P20" style:family="paragraph">
      <loext:graphic-properties draw:fill="solid" draw:fill-color="#729fcf" draw:opacity="20%"/>
      <style:paragraph-properties style:writing-mode="lr-tb" style:font-independent-line-spacing="true"/>
    </style:style>
    <style:style style:name="P21" style:family="paragraph">
      <loext:graphic-properties draw:fill="none" draw:fill-color="#ffffff"/>
      <style:text-properties fo:font-size="23.3999996185303pt"/>
    </style:style>
    <style:style style:name="P22" style:family="paragraph">
      <style:paragraph-properties fo:margin-top="0.5cm" fo:margin-bottom="0cm"/>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T4" style:family="text">
      <style:text-properties style:font-name="Liberation Sans1" fo:font-size="24pt" style:font-size-asian="24pt" style:font-size-complex="24pt"/>
    </style:style>
    <style:style style:name="T5" style:family="text">
      <style:text-properties style:font-name="Liberation Sans1" fo:font-size="24pt" fo:font-weight="bold" style:font-size-asian="24pt" style:font-weight-asian="bold" style:font-size-complex="24pt" style:font-weight-complex="bold"/>
    </style:style>
    <style:style style:name="T6" style:family="text">
      <style:text-properties fo:font-size="14.8999996185303pt" fo:language="en" fo:country="IE" style:language-asian="en" style:country-asian="IE" style:language-complex="en" style:country-complex="IE"/>
    </style:style>
    <style:style style:name="T7"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8" style:family="text">
      <style:text-properties fo:font-size="13pt" fo:language="en" fo:country="IE" style:font-size-asian="15pt" style:language-asian="en" style:country-asian="IE" style:font-size-complex="15pt" style:language-complex="en" style:country-complex="IE"/>
    </style:style>
    <style:style style:name="T9" style:family="text">
      <style:text-properties style:font-name="Liberation Sans1" fo:font-size="54pt" style:font-size-asian="54pt" style:font-size-complex="54pt"/>
    </style:style>
    <style:style style:name="T10" style:family="text">
      <style:text-properties style:font-name="Courier New" fo:font-size="48pt" style:font-size-asian="48pt" style:font-size-complex="48pt"/>
    </style:style>
    <style:style style:name="T11" style:family="text">
      <style:text-properties fo:font-size="48pt" style:font-size-asian="48pt" style:font-size-complex="48pt"/>
    </style:style>
    <style:style style:name="T12" style:family="text">
      <style:text-properties style:font-name="Courier New"/>
    </style:style>
    <style:style style:name="T13" style:family="text">
      <style:text-properties style:font-name="Liberation Sans1" fo:font-size="48pt" style:font-size-asian="48pt" style:font-size-complex="48pt"/>
    </style:style>
    <style:style style:name="T14" style:family="text">
      <style:text-properties style:text-line-through-style="solid" style:text-line-through-type="single" style:font-name="Courier New"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9cm" svg:height="9.134cm" svg:x="1.4cm" svg:y="3.685cm" presentation:class="subtitle" presentation:user-transformed="true">
          <draw:text-box>
            <text:p>A well-known URL for publishing ECHConfigLists</text:p>
            <text:p text:style-name="P1"><text:span text:style-name="T1"><text:a xlink:href="https://datatracker.ietf.org/doc/draft-ietf-tls-wkech/" xlink:type="simple">https://datatracker.ietf.org/doc/draft-ietf-tls-wkech/</text:a></text:span><text:span text:style-name="T1"><text:s/></text:span></text:p>
            <text:p/>
            <text:p text:style-name="P2"><text:tab/><text:span text:style-name="T2">Stephen Farrell, </text:span><text:span text:style-name="T2"><text:a xlink:href="mailto:stephen.farrell@cs.tcd.ie" xlink:type="simple">stephen.farrell@cs.tcd.ie</text:a></text:span><text:span text:style-name="T2"><text:s/></text:span></text:p>
            <text:p text:style-name="P2"><text:span text:style-name="T2"><text:tab/></text:span><text:span text:style-name="T2">IETF117, San Francisco, July 2023</text:span></text:p>
          </draw:text-box>
        </draw:frame>
        <draw:frame draw:style-name="gr1" draw:text-style-name="P5" draw:layer="layout" svg:width="6.5cm" svg:height="1.673cm" svg:x="20.5cm" svg:y="13.5cm">
          <draw:text-box>
            <text:p text:style-name="P4"><text:span text:style-name="T3"><text:date style:data-style-name="D1" text:date-value="2023-07-26">26/07/23</text:date></text:span><text:span text:style-name="T3"><text:s/></text:span><text:span text:style-name="T3"><text:time style:data-style-name="T1" text:time-value="00:00:00">18:29:03</text:time></text:span></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 text:style-name="P6">Summary</text:p>
          </draw:text-box>
        </draw:frame>
        <draw:frame presentation:style-name="pr4" draw:text-style-name="P7" draw:layer="layout" svg:width="25.199cm" svg:height="9.134cm" svg:x="1.4cm" svg:y="3.556cm" presentation:class="outline" presentation:user-transformed="true">
          <draw:text-box>
            <text:list text:style-name="L2">
              <text:list-item>
                <text:p><text:span text:style-name="T4">ECH keys are </text:span><text:span text:style-name="T5">updated regularly</text:span><text:span text:style-name="T4"> (hourly, but that doesn’t matter here...)</text:span></text:p>
              </text:list-item>
              <text:list-item>
                <text:p><text:span text:style-name="T4">Some DNS setups won’t use DDNS or provide an API the ECH-enabled frontend (aka the ECH public_name) can use to write to DNS for the backend (aka the “inner” SNI)</text:span></text:p>
              </text:list-item>
              <text:list-item>
                <text:p><text:span text:style-name="T4">There is a “zonefactory” machine (for the backend) that knows the names of the backend servers and polls those for new ECHConfigLists</text:span></text:p>
                <text:list>
                  <text:list-item>
                    <text:p><text:span text:style-name="T4">When it finds new keys it tests those work and if so modifies zone file and re-publishes the backend’s DNS zone</text:span></text:p>
                  </text:list-item>
                </text:list>
              </text:list-item>
              <text:list-item>
                <text:p><text:span text:style-name="T4">The situation benefits from a .well-known URL so this aims to specify that</text:span></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style-name="gr3" draw:text-style-name="P9" draw:layer="layout" svg:width="1cm" svg:height="2.5cm" svg:x="23.5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1" draw:layer="layout" svg:width="4.14cm" svg:height="5.785cm" svg:x="2.286cm" svg:y="7.109cm">
          <text:list text:style-name="L1">
            <text:list-header>
              <text:p text:style-name="P10"><text:span text:style-name="T6">TLS </text:span></text:p>
              <text:p text:style-name="P10"><text:span text:style-name="T6">Client</text:span></text:p>
              <text:p text:style-name="P10"><text:span text:style-name="T6">(browser)</text:span></text:p>
            </text:list-header>
          </text:list>
          <draw:enhanced-geometry svg:viewBox="0 0 21600 21600" draw:type="rectangle" draw:enhanced-path="M 0 0 L 21600 0 21600 21600 0 21600 0 0 Z N"/>
        </draw:custom-shape>
        <draw:custom-shape draw:style-name="gr5" draw:text-style-name="P12" draw:layer="layout" svg:width="6.174cm" svg:height="1.156cm" svg:x="6.426cm" svg:y="9.3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4" draw:layer="layout" svg:width="5.683cm" svg:height="1.046cm" svg:x="7.417cm" svg:y="8.893cm">
          <text:list text:style-name="L1">
            <text:list-header>
              <text:p text:style-name="P13"><text:span text:style-name="T6">TLS session</text:span></text:p>
            </text:list-header>
          </text:list>
          <draw:enhanced-geometry svg:viewBox="0 0 21600 21600" draw:type="mso-spt202" draw:enhanced-path="M 0 0 L 21600 0 21600 21600 0 21600 0 0 Z N"/>
        </draw:custom-shape>
        <draw:custom-shape draw:style-name="gr7" draw:text-style-name="P11" draw:layer="layout" svg:width="4.41cm" svg:height="2.974cm" svg:x="13.5cm" svg:y="11.026cm">
          <text:list text:style-name="L1">
            <text:list-header>
              <text:p text:style-name="P10"><text:span text:style-name="T6">Shared mode </text:span></text:p>
              <text:p text:style-name="P10"><text:span text:style-name="T6">Backend Site</text:span></text:p>
            </text:list-header>
          </text:list>
          <draw:enhanced-geometry svg:viewBox="0 0 21600 21600" draw:type="rectangle" draw:enhanced-path="M 0 0 L 21600 0 21600 21600 0 21600 0 0 Z N"/>
        </draw:custom-shape>
        <draw:custom-shape draw:style-name="gr8" draw:text-style-name="P11" draw:layer="layout" svg:width="4.41cm" svg:height="2.975cm" svg:x="12.717cm" svg:y="8.831cm">
          <text:list text:style-name="L1">
            <text:list-header>
              <text:p text:style-name="P10"><text:span text:style-name="T6">Frontend</text:span></text:p>
              <text:p text:style-name="P10"><text:span text:style-name="T6">(ECH) Site</text:span></text:p>
            </text:list-header>
          </text:list>
          <draw:enhanced-geometry svg:viewBox="0 0 21600 21600" draw:type="rectangle" draw:enhanced-path="M 0 0 L 21600 0 21600 21600 0 21600 0 0 Z N"/>
        </draw:custom-shape>
        <draw:custom-shape draw:style-name="gr9" draw:text-style-name="P14" draw:layer="layout" svg:width="25.2cm" svg:height="2.629cm" svg:x="1.399cm" svg:y="0.626cm">
          <text:list text:style-name="L3">
            <text:list-header>
              <text:p text:style-name="P13"><text:span text:style-name="T7">Picture</text:span></text:p>
            </text:list-header>
          </text:list>
          <draw:enhanced-geometry svg:viewBox="0 0 21600 21600" draw:type="mso-spt202" draw:enhanced-path="M 0 0 L 21600 0 21600 21600 0 21600 0 0 Z N"/>
        </draw:custom-shape>
        <draw:custom-shape draw:style-name="gr10" draw:text-style-name="P16" draw:layer="layout" svg:width="8.459cm" svg:height="2.563cm" svg:x="4.938cm" svg:y="4.734cm">
          <text:list text:style-name="L4">
            <text:list-header>
              <text:p text:style-name="P15"><text:span text:style-name="T6">Look up A/AAAA </text:span><text:span text:style-name="T6"><text:line-break/></text:span><text:span text:style-name="T6">and HTTPS</text:span></text:p>
            </text:list-header>
          </text:list>
          <draw:enhanced-geometry svg:viewBox="0 0 21600 21600" draw:type="mso-spt202" draw:enhanced-path="M 0 0 L 21600 0 21600 21600 0 21600 0 0 Z N"/>
        </draw:custom-shape>
        <draw:custom-shape draw:style-name="gr11" draw:text-style-name="P11" draw:layer="layout" svg:width="3.967cm" svg:height="3.639cm" svg:x="11.598cm" svg:y="2.586cm">
          <text:list text:style-name="L1">
            <text:list-header>
              <text:p text:style-name="P10"><text:span text:style-name="T6">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2" draw:layer="layout" svg:width="4.866cm" svg:height="3.755cm" svg:x="6.564cm" svg:y="4.705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8" draw:layer="layout" svg:width="4.512cm" svg:height="2.975cm" svg:x="21.496cm" svg:y="5.807cm">
          <text:list text:style-name="L1">
            <text:list-header>
              <text:p text:style-name="P17"><text:span text:style-name="T6">Zonefactory</text:span></text:p>
              <text:p text:style-name="P17"><text:span text:style-name="T6">(DNS operator</text:span><text:span text:style-name="T6"><text:line-break/></text:span><text:span text:style-name="T6">for backend)</text:span></text:p>
            </text:list-header>
          </text:list>
          <draw:enhanced-geometry svg:viewBox="0 0 21600 21600" draw:type="rectangle" draw:enhanced-path="M 0 0 L 21600 0 21600 21600 0 21600 0 0 Z N"/>
        </draw:custom-shape>
        <draw:custom-shape draw:style-name="gr14" draw:text-style-name="P12" draw:layer="layout" svg:width="5.236cm" svg:height="2.901cm" svg:x="16.024cm" svg:y="3.556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2" draw:layer="layout" svg:width="3.966cm" svg:height="2.647cm" svg:x="17.348cm" svg:y="7.346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14" draw:layer="layout" svg:width="5.683cm" svg:height="1.046cm" svg:x="18.817cm" svg:y="9.5cm">
          <text:list text:style-name="L1">
            <text:list-header>
              <text:p text:style-name="P13"><text:span text:style-name="T8">Poll .well-known/origin-svcb</text:span></text:p>
            </text:list-header>
          </text:list>
          <draw:enhanced-geometry svg:viewBox="0 0 21600 21600" draw:type="mso-spt202" draw:enhanced-path="M 0 0 L 21600 0 21600 21600 0 21600 0 0 Z N"/>
        </draw:custom-shape>
        <draw:custom-shape draw:style-name="gr17" draw:text-style-name="P14" draw:layer="layout" svg:width="5.683cm" svg:height="1.046cm" svg:x="19.793cm" svg:y="3.272cm">
          <text:list text:style-name="L1">
            <text:list-header>
              <text:p text:style-name="P13"><text:span text:style-name="T6">(re-)Publish zone</text:span></text:p>
            </text:list-header>
          </text:list>
          <draw:enhanced-geometry svg:viewBox="0 0 21600 21600" draw:type="mso-spt202" draw:enhanced-path="M 0 0 L 21600 0 21600 21600 0 21600 0 0 Z N"/>
        </draw:custom-shape>
        <draw:custom-shape draw:style-name="gr18" draw:text-style-name="P19" draw:layer="layout" svg:width="4.41cm" svg:height="2.974cm" svg:x="21.5cm" svg:y="11.526cm">
          <text:list text:style-name="L1">
            <text:list-header>
              <text:p text:style-name="P10"><text:span text:style-name="T6">Split mode </text:span></text:p>
              <text:p text:style-name="P10"><text:span text:style-name="T6">Backend Site</text:span></text:p>
            </text:list-header>
          </text:list>
          <draw:enhanced-geometry svg:viewBox="0 0 21600 21600" draw:type="rectangle" draw:enhanced-path="M 0 0 L 21600 0 21600 21600 0 21600 0 0 Z N"/>
        </draw:custom-shape>
        <draw:custom-shape draw:style-name="gr19" draw:text-style-name="P20" draw:layer="layout" svg:width="3.966cm" svg:height="2.647cm" svg:x="17.348cm" svg:y="9.853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3.986cm" svg:height="11.122cm" svg:x="3.5cm" svg:y="2.227cm" draw:page-number="3" presentation:class="page"/>
          <draw:frame presentation:style-name="pr5" draw:text-style-name="P21" draw:layer="layout" svg:width="16.786cm" svg:height="13.35cm" svg:x="2.098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Example</text:p>
          </draw:text-box>
        </draw:frame>
        <draw:frame presentation:style-name="pr4" draw:layer="layout" svg:width="25.199cm" svg:height="9.134cm" svg:x="1.4cm" svg:y="3.685cm" presentation:class="outline" presentation:user-transformed="true">
          <draw:text-box>
            <text:p text:style-name="P22"><text:span text:style-name="T9">URL:</text:span></text:p>
            <text:p text:style-name="P22"><text:span text:style-name="T10"><text:a xlink:href="https://example.com/.well-known/origin-svcb" xlink:type="simple">https://example.com/.well-known/origin-svcb</text:a></text:span></text:p>
            <text:p text:style-name="P22"><text:span text:style-name="T10"><text:s text:c="8"/></text:span><text:span text:style-name="T10">^^^ </text:span></text:p>
            <text:p text:style-name="P22"><text:span text:style-name="T10"><text:s text:c="8"/></text:span><text:span text:style-name="T10">To be used as “inner” SNI later</text:span></text:p>
            <text:p><text:span text:style-name="T11">JSON Response ...</text:span></text:p>
            <text:p><text:span text:style-name="T12">{ “endpoints”: [ {</text:span></text:p>
            <text:p><text:span text:style-name="T12"><text:s text:c="8"/></text:span><text:span text:style-name="T12">"regeninterval": 1800,</text:span></text:p>
            <text:p><text:span text:style-name="T12"><text:s text:c="8"/>“</text:span><text:span text:style-name="T12">priority”: 1,</text:span></text:p>
            <text:p><text:span text:style-name="T12"><text:s text:c="8"/></text:span><text:span text:style-name="T12">"port": 8413,</text:span></text:p>
            <text:p><text:span text:style-name="T12"><text:s text:c="8"/></text:span><text:span text:style-name="T12">"echconfiglist": "AQD+DQA8AgAg..."</text:span></text:p>
            <text:p><text:span text:style-name="T12">} ] }</text:span></text:p>
            <text:p><text:span text:style-name="T13">Or</text:span></text:p>
            <text:p><text:span text:style-name="T12">{ “alias”: “cdn.example.net</text:span><text:span text:style-name="T14">:443</text:span><text:span text:style-name="T12">” }</text:span></text:p>
          </draw:text-box>
        </draw:frame>
        <presentation:notes draw:style-name="dp2">
          <draw:page-thumbnail draw:style-name="gr2" draw:layer="layout" svg:width="18.624cm" svg:height="10.476cm" svg:x="1.482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Changes</text:p>
          </draw:text-box>
        </draw:frame>
        <draw:frame presentation:style-name="pr4" draw:layer="layout" svg:width="25.199cm" svg:height="9.134cm" svg:x="1.4cm" svg:y="3.685cm" presentation:class="outline" presentation:user-transformed="true">
          <draw:text-box>
            <text:list text:style-name="L2">
              <text:list-item>
                <text:p>-02 was a keep-alive</text:p>
              </text:list-item>
              <text:list-item>
                <text:p>Just one substantive change in -03</text:p>
                <text:list>
                  <text:list-item>
                    <text:p>Added “regeninterval” to JSON</text:p>
                  </text:list-item>
                </text:list>
              </text:list-item>
              <text:list-item>
                <text:p text:style-name="P22">Added (still incomplete) bash implentation to git repo</text:p>
                <text:list>
                  <text:list-item>
                    <text:p>That’s raising issues, so this is more a work-in-progress than -00 was:-)</text:p>
                  </text:list-item>
                </text:list>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Issues</text:p>
          </draw:text-box>
        </draw:frame>
        <draw:frame presentation:style-name="pr4" draw:layer="layout" svg:width="25.199cm" svg:height="9.134cm" svg:x="1.4cm" svg:y="3.685cm" presentation:class="outline">
          <draw:text-box>
            <text:list text:style-name="L2">
              <text:list-item>
                <text:p>If the SVCB RR ECH stuff becomes a TLS draft should this content be merged with that?</text:p>
                <text:list>
                  <text:list-item>
                    <text:p>Probably not, but worth asking</text:p>
                  </text:list-item>
                </text:list>
              </text:list-item>
              <text:list-item>
                <text:p text:style-name="P22"><text:a xlink:href="https://github.com/sftcd/wkesni/issues" xlink:type="simple">https://github.com/sftcd/wkesni/issues</text:a></text:p>
                <text:list>
                  <text:list-item>
                    <text:p>We have slides for a few of those that may be worth chatting about</text:p>
                  </text:list-item>
                </text:list>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ssue#1</text:p>
          </draw:text-box>
        </draw:frame>
        <draw:frame presentation:style-name="pr4" draw:layer="layout" svg:width="25.199cm" svg:height="9.134cm" svg:x="1.4cm" svg:y="3.685cm" presentation:class="outline" presentation:user-transformed="true">
          <draw:text-box>
            <text:list text:style-name="L2">
              <text:list-item>
                <text:p><text:a xlink:href="https://github.com/sftcd/wkesni/issues/1" xlink:type="simple">https://github.com/sftcd/wkesni/issues/1</text:a></text:p>
              </text:list-item>
              <text:list-item>
                <text:p>$ORIGIN may want to say which alpn values to use in an HTTPS RR</text:p>
                <text:list>
                  <text:list-item>
                    <text:p>Recall: those’d end up as inner alpn values in ECH, outer alpn values (if supported in future) would be inside the ECHConfigList</text:p>
                  </text:list-item>
                </text:list>
              </text:list-item>
              <text:list-item>
                <text:p>We should probably say how to support that</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Issue#11</text:p>
          </draw:text-box>
        </draw:frame>
        <draw:frame presentation:style-name="pr4" draw:layer="layout" svg:width="25.199cm" svg:height="9.134cm" svg:x="1.4cm" svg:y="3.685cm" presentation:class="outline" presentation:user-transformed="true">
          <draw:text-box>
            <text:list text:style-name="L2">
              <text:list-item>
                <text:p><text:a xlink:href="https://github.com/sftcd/wkesni/issues/11" xlink:type="simple">https://github.com/sftcd/wkesni/issues/11</text:a><text:s/></text:p>
              </text:list-item>
              <text:list-item>
                <text:p>Validation – a set of SHOULD statements?</text:p>
                <text:list>
                  <text:list-item>
                    <text:p>For “endpoints” – explode the ECHConfigList into singletons and check each one works for $BACKEND via $ORIGIN</text:p>
                    <text:list>
                      <text:list-item>
                        <text:p>May need a “special” ECH client that takes ECHConfig as input</text:p>
                      </text:list-item>
                    </text:list>
                  </text:list-item>
                  <text:list-item>
                    <text:p>For “alias” – check ECH works for $BACKEND via $ORIGIN</text:p>
                  </text:list-item>
                </text:list>
              </text:list-item>
              <text:list-item>
                <text:p>In any case require a client that says if ECH worked</text:p>
              </text:list-item>
              <text:list-item>
                <text:p>What URL to use to check?</text:p>
                <text:list>
                  <text:list-item>
                    <text:p>Maybe just our .well-known?</text:p>
                  </text:list-item>
                </text:list>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8cm" presentation:class="title">
          <draw:text-box>
            <text:p>Issue#12</text:p>
          </draw:text-box>
        </draw:frame>
        <draw:frame presentation:style-name="pr4" draw:layer="layout" svg:width="25.199cm" svg:height="9.134cm" svg:x="1.4cm" svg:y="3.685cm" presentation:class="outline">
          <draw:text-box>
            <text:list text:style-name="L2">
              <text:list-item>
                <text:p><text:a xlink:href="https://github.com/sftcd/wkesni/issues/12" xlink:type="simple">https://github.com/sftcd/wkesni/issues/12</text:a></text:p>
              </text:list-item>
              <text:list-item>
                <text:p>https://$ORIGIN/.well-known/origin-svcb doesn’t work if multiple servers share a DocRoot but have different ECH settings</text:p>
              </text:list-item>
              <text:list-item>
                <text:p>I do that in my test setup currently but it’s probaby a corner case</text:p>
              </text:list-item>
              <text:list-item>
                <text:p>Does that need to be handled? </text:p>
                <text:list>
                  <text:list-item>
                    <text:p>If so, could use https://$ORIGIN/.well-known/origin-svcb/$ORIGIN.json </text:p>
                  </text:list-item>
                </text:list>
              </text:list-item>
            </text:list>
          </draw:text-box>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Issue#10</text:p>
          </draw:text-box>
        </draw:frame>
        <draw:frame presentation:style-name="pr4" draw:layer="layout" svg:width="25.199cm" svg:height="9.134cm" svg:x="1.4cm" svg:y="3.685cm" presentation:class="outline">
          <draw:text-box>
            <text:list text:style-name="L2">
              <text:list-item>
                <text:p><text:a xlink:href="https://github.com/sftcd/wkesni/issues/10" xlink:type="simple">https://github.com/sftcd/wkesni/issues/10</text:a></text:p>
              </text:list-item>
              <text:list-item>
                <text:p>What’s the right HTTPS RR qname and default targetName when port != 443?</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Next Steps</text:p>
          </draw:text-box>
        </draw:frame>
        <draw:frame presentation:style-name="pr4" draw:layer="layout" svg:width="25.199cm" svg:height="9.134cm" svg:x="1.4cm" svg:y="3.685cm" presentation:class="outline">
          <draw:text-box>
            <text:list text:style-name="L2">
              <text:list-item>
                <text:p>Get the bash implementation working then pop out -04 to match that</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5cm" svg:y="6.371cm" presentation:class="title" presentation:user-transformed="true">
          <draw:text-box>
            <text:p>Other Issues, likely not discussed</text:p>
          </draw:text-box>
        </draw:frame>
        <presentation:notes draw:style-name="dp2">
          <draw:page-thumbnail draw:style-name="gr2" draw:layer="layout" svg:width="18.624cm" svg:height="10.476cm" svg:x="1.482cm" svg:y="2.123cm" draw:page-number="12" presentation:class="page"/>
          <draw:frame presentation:style-name="pr2"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draw:text-box>
            <text:p>Issue#9</text:p>
          </draw:text-box>
        </draw:frame>
        <draw:frame presentation:style-name="pr4" draw:layer="layout" svg:width="25.199cm" svg:height="9.134cm" svg:x="1.4cm" svg:y="3.685cm" presentation:class="outline">
          <draw:text-box>
            <text:list text:style-name="L2">
              <text:list-item>
                <text:p><text:a xlink:href="https://github.com/sftcd/wkesni/issues/9" xlink:type="simple">https://github.com/sftcd/wkesni/issues/9</text:a></text:p>
              </text:list-item>
              <text:list-item>
                <text:p>Should the JSON response allow e.g. an array of alias entries?</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Issue#8</text:p>
          </draw:text-box>
        </draw:frame>
        <draw:frame presentation:style-name="pr4" draw:layer="layout" svg:width="25.199cm" svg:height="9.134cm" svg:x="1.4cm" svg:y="3.685cm" presentation:class="outline">
          <draw:text-box>
            <text:list text:style-name="L2">
              <text:list-item>
                <text:p><text:a xlink:href="https://github.com/sftcd/wkesni/issues/8" xlink:type="simple">https://github.com/sftcd/wkesni/issues/8</text:a></text:p>
              </text:list-item>
              <text:list-item>
                <text:p>Whether/How to handle split mode?</text:p>
              </text:list-item>
              <text:list-item>
                <text:p>Seems like $BACKEND can read from $FRONTEND and then serve JSON itself so probably nothing to do other than note that in text</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Issue#2</text:p>
          </draw:text-box>
        </draw:frame>
        <draw:frame presentation:style-name="pr4" draw:layer="layout" svg:width="25.199cm" svg:height="9.134cm" svg:x="1.4cm" svg:y="3.685cm" presentation:class="outline">
          <draw:text-box>
            <text:list text:style-name="L2">
              <text:list-item>
                <text:p><text:a xlink:href="https://github.com/sftcd/wkesni/issues/2" xlink:type="simple">https://github.com/sftcd/wkesni/issues/2</text:a></text:p>
              </text:list-item>
              <text:list-item>
                <text:p>We need to think through caching when $ORIGIN uses 2 CDNs (and similar)</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07:01:06.210000000</meta:creation-date>
    <dc:date>2023-07-26T18:29:03.173072766</dc:date>
    <meta:editing-duration>P3DT16H37M9S</meta:editing-duration>
    <meta:editing-cycles>343</meta:editing-cycles>
    <meta:generator>LibreOffice/7.5.4.2$Linux_X86_64 LibreOffice_project/50$Build-2</meta:generator>
    <meta:document-statistic meta:object-count="95"/>
  </office:meta>
</office:document-meta>
</file>